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G4-energy</text:p>
          </table:table-cell>
        </table:table-row>
        <table:table-row table:style-name="ro1">
          <table:table-cell office:value-type="string" calcext:value-type="string">
            <text:p>BeS</text:p>
          </table:table-cell>
          <table:table-cell office:value-type="float" office:value="-412.758976" calcext:value-type="float">
            <text:p>-412.758976</text:p>
          </table:table-cell>
        </table:table-row>
        <table:table-row table:style-name="ro1">
          <table:table-cell office:value-type="string" calcext:value-type="string">
            <text:p>CN-</text:p>
          </table:table-cell>
          <table:table-cell office:value-type="float" office:value="-92.835766" calcext:value-type="float">
            <text:p>-92.83576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-682.453586" calcext:value-type="float">
            <text:p>-682.45358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-75.902614" calcext:value-type="float">
            <text:p>-75.902614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office:value-type="float" office:value="-548.473997" calcext:value-type="float">
            <text:p>-548.473997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-154.399689" calcext:value-type="float">
            <text:p>-154.399689</text:p>
          </table:table-cell>
        </table:table-row>
        <table:table-row table:style-name="ro1">
          <table:table-cell office:value-type="string" calcext:value-type="string">
            <text:p>Si2</text:p>
          </table:table-cell>
          <table:table-cell office:value-type="float" office:value="-578.593841" calcext:value-type="float">
            <text:p>-578.593841</text:p>
          </table:table-cell>
        </table:table-row>
        <table:table-row table:style-name="ro1">
          <table:table-cell office:value-type="string" calcext:value-type="string">
            <text:p>C2H3+</text:p>
          </table:table-cell>
          <table:table-cell office:value-type="float" office:value="-77.534191" calcext:value-type="float">
            <text:p>-77.534191</text:p>
          </table:table-cell>
        </table:table-row>
        <table:table-row table:style-name="ro1">
          <table:table-cell office:value-type="string" calcext:value-type="string">
            <text:p>CH2S</text:p>
          </table:table-cell>
          <table:table-cell office:value-type="float" office:value="-437.312453" calcext:value-type="float">
            <text:p>-437.312453</text:p>
          </table:table-cell>
        </table:table-row>
        <table:table-row table:style-name="ro1">
          <table:table-cell office:value-type="string" calcext:value-type="string">
            <text:p>CH3F</text:p>
          </table:table-cell>
          <table:table-cell office:value-type="float" office:value="-139.677436" calcext:value-type="float">
            <text:p>-139.677436</text:p>
          </table:table-cell>
        </table:table-row>
        <table:table-row table:style-name="ro1">
          <table:table-cell office:value-type="string" calcext:value-type="string">
            <text:p>AlH2</text:p>
          </table:table-cell>
          <table:table-cell office:value-type="float" office:value="-243.410705" calcext:value-type="float">
            <text:p>-243.410705</text:p>
          </table:table-cell>
        </table:table-row>
        <table:table-row table:style-name="ro1">
          <table:table-cell office:value-type="string" calcext:value-type="string">
            <text:p>SH2+</text:p>
          </table:table-cell>
          <table:table-cell office:value-type="float" office:value="-398.874393" calcext:value-type="float">
            <text:p>-398.874393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-92.690823" calcext:value-type="float">
            <text:p>-92.690823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-25.279745" calcext:value-type="float">
            <text:p>-25.279745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-89.867721" calcext:value-type="float">
            <text:p>-89.867721</text:p>
          </table:table-cell>
        </table:table-row>
        <table:table-row table:style-name="ro1">
          <table:table-cell office:value-type="string" calcext:value-type="string">
            <text:p>S2-</text:p>
          </table:table-cell>
          <table:table-cell office:value-type="float" office:value="-796.181478" calcext:value-type="float">
            <text:p>-796.181478</text:p>
          </table:table-cell>
        </table:table-row>
        <table:table-row table:style-name="ro1">
          <table:table-cell office:value-type="string" calcext:value-type="string">
            <text:p>PH-</text:p>
          </table:table-cell>
          <table:table-cell office:value-type="float" office:value="-341.783382" calcext:value-type="float">
            <text:p>-341.783382</text:p>
          </table:table-cell>
        </table:table-row>
        <table:table-row table:style-name="ro1">
          <table:table-cell office:value-type="string" calcext:value-type="string">
            <text:p>H2NNH2</text:p>
          </table:table-cell>
          <table:table-cell office:value-type="float" office:value="-111.796879" calcext:value-type="float">
            <text:p>-111.796879</text:p>
          </table:table-cell>
        </table:table-row>
        <table:table-row table:style-name="ro1">
          <table:table-cell office:value-type="string" calcext:value-type="string">
            <text:p>C2H4+</text:p>
          </table:table-cell>
          <table:table-cell office:value-type="float" office:value="-78.134897" calcext:value-type="float">
            <text:p>-78.134897</text:p>
          </table:table-cell>
        </table:table-row>
        <table:table-row table:style-name="ro1">
          <table:table-cell office:value-type="string" calcext:value-type="string">
            <text:p>CH3Cl</text:p>
          </table:table-cell>
          <table:table-cell office:value-type="float" office:value="-499.944816" calcext:value-type="float">
            <text:p>-499.944816</text:p>
          </table:table-cell>
        </table:table-row>
        <table:table-row table:style-name="ro1">
          <table:table-cell office:value-type="string" calcext:value-type="string">
            <text:p>CO+</text:p>
          </table:table-cell>
          <table:table-cell office:value-type="float" office:value="-112.772992" calcext:value-type="float">
            <text:p>-112.77299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-92.690823" calcext:value-type="float">
            <text:p>-92.690823</text:p>
          </table:table-cell>
        </table:table-row>
        <table:table-row table:style-name="ro1">
          <table:table-cell office:value-type="string" calcext:value-type="string">
            <text:p>SiH4</text:p>
          </table:table-cell>
          <table:table-cell office:value-type="float" office:value="-291.726496" calcext:value-type="float">
            <text:p>-291.726496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-38.464775" calcext:value-type="float">
            <text:p>-38.464775</text:p>
          </table:table-cell>
        </table:table-row>
        <table:table-row table:style-name="ro1">
          <table:table-cell office:value-type="string" calcext:value-type="string">
            <text:p>NH4+</text:p>
          </table:table-cell>
          <table:table-cell office:value-type="float" office:value="-56.840923" calcext:value-type="float">
            <text:p>-56.840923</text:p>
          </table:table-cell>
        </table:table-row>
        <table:table-row table:style-name="ro1">
          <table:table-cell office:value-type="string" calcext:value-type="string">
            <text:p>C2H2+</text:p>
          </table:table-cell>
          <table:table-cell office:value-type="float" office:value="-76.870822" calcext:value-type="float">
            <text:p>-76.870822</text:p>
          </table:table-cell>
        </table:table-row>
        <table:table-row table:style-name="ro1">
          <table:table-cell office:value-type="string" calcext:value-type="string">
            <text:p>SiH3F</text:p>
          </table:table-cell>
          <table:table-cell office:value-type="float" office:value="-391.025059" calcext:value-type="float">
            <text:p>-391.025059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-75.709473" calcext:value-type="float">
            <text:p>-75.709473</text:p>
          </table:table-cell>
        </table:table-row>
        <table:table-row table:style-name="ro1">
          <table:table-cell office:value-type="string" calcext:value-type="string">
            <text:p>Na2</text:p>
          </table:table-cell>
          <table:table-cell office:value-type="float" office:value="-324.264319" calcext:value-type="float">
            <text:p>-324.264319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-55.201252" calcext:value-type="float">
            <text:p>-55.201252</text:p>
          </table:table-cell>
        </table:table-row>
        <table:table-row table:style-name="ro1">
          <table:table-cell office:value-type="string" calcext:value-type="string">
            <text:p>H2CPH</text:p>
          </table:table-cell>
          <table:table-cell office:value-type="float" office:value="-381.062859" calcext:value-type="float">
            <text:p>-381.062859</text:p>
          </table:table-cell>
        </table:table-row>
        <table:table-row table:style-name="ro1">
          <table:table-cell office:value-type="string" calcext:value-type="string">
            <text:p>Si2H6</text:p>
          </table:table-cell>
          <table:table-cell office:value-type="float" office:value="-582.282158" calcext:value-type="float">
            <text:p>-582.282158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-225.36296" calcext:value-type="float">
            <text:p>-225.36296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-26.572791" calcext:value-type="float">
            <text:p>-26.572791</text:p>
          </table:table-cell>
        </table:table-row>
        <table:table-row table:style-name="ro1">
          <table:table-cell office:value-type="string" calcext:value-type="string">
            <text:p>CH3PH2</text:p>
          </table:table-cell>
          <table:table-cell office:value-type="float" office:value="-382.278481" calcext:value-type="float">
            <text:p>-382.278481</text:p>
          </table:table-cell>
        </table:table-row>
        <table:table-row table:style-name="ro1">
          <table:table-cell office:value-type="string" calcext:value-type="string">
            <text:p>PH3+</text:p>
          </table:table-cell>
          <table:table-cell office:value-type="float" office:value="-342.634402" calcext:value-type="float">
            <text:p>-342.634402</text:p>
          </table:table-cell>
        </table:table-row>
        <table:table-row table:style-name="ro1">
          <table:table-cell office:value-type="string" calcext:value-type="string">
            <text:p>SiH2-</text:p>
          </table:table-cell>
          <table:table-cell office:value-type="float" office:value="-290.511912" calcext:value-type="float">
            <text:p>-290.511912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-1.168011" calcext:value-type="float">
            <text:p>-1.168011</text:p>
          </table:table-cell>
        </table:table-row>
        <table:table-row table:style-name="ro1">
          <table:table-cell office:value-type="string" calcext:value-type="string">
            <text:p>SiH5+</text:p>
          </table:table-cell>
          <table:table-cell office:value-type="float" office:value="-291.969169" calcext:value-type="float">
            <text:p>-291.969169</text:p>
          </table:table-cell>
        </table:table-row>
        <table:table-row table:style-name="ro1">
          <table:table-cell office:value-type="string" calcext:value-type="string">
            <text:p>CH4+</text:p>
          </table:table-cell>
          <table:table-cell office:value-type="float" office:value="-40.001205" calcext:value-type="float">
            <text:p>-40.001205</text:p>
          </table:table-cell>
        </table:table-row>
        <table:table-row table:style-name="ro1">
          <table:table-cell office:value-type="string" calcext:value-type="string">
            <text:p>PH2</text:p>
          </table:table-cell>
          <table:table-cell office:value-type="float" office:value="-342.368516" calcext:value-type="float">
            <text:p>-342.368516</text:p>
          </table:table-cell>
        </table:table-row>
        <table:table-row table:style-name="ro1">
          <table:table-cell office:value-type="string" calcext:value-type="string">
            <text:p>BeH</text:p>
          </table:table-cell>
          <table:table-cell office:value-type="float" office:value="-15.236883" calcext:value-type="float">
            <text:p>-15.236883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-40.465302" calcext:value-type="float">
            <text:p>-40.465302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-416.409448" calcext:value-type="float">
            <text:p>-416.409448</text:p>
          </table:table-cell>
        </table:table-row>
        <table:table-row table:style-name="ro1">
          <table:table-cell office:value-type="string" calcext:value-type="string">
            <text:p>HBO</text:p>
          </table:table-cell>
          <table:table-cell office:value-type="float" office:value="-100.674002" calcext:value-type="float">
            <text:p>-100.674002</text:p>
          </table:table-cell>
        </table:table-row>
        <table:table-row table:style-name="ro1">
          <table:table-cell office:value-type="string" calcext:value-type="string">
            <text:p>SiH-</text:p>
          </table:table-cell>
          <table:table-cell office:value-type="float" office:value="-289.89652" calcext:value-type="float">
            <text:p>-289.89652</text:p>
          </table:table-cell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-622.287848" calcext:value-type="float">
            <text:p>-622.287848</text:p>
          </table:table-cell>
        </table:table-row>
        <table:table-row table:style-name="ro1">
          <table:table-cell office:value-type="string" calcext:value-type="string">
            <text:p>MgH2</text:p>
          </table:table-cell>
          <table:table-cell office:value-type="float" office:value="-201.074747" calcext:value-type="float">
            <text:p>-201.074747</text:p>
          </table:table-cell>
        </table:table-row>
        <table:table-row table:style-name="ro1">
          <table:table-cell office:value-type="string" calcext:value-type="string">
            <text:p>BeOH</text:p>
          </table:table-cell>
          <table:table-cell office:value-type="float" office:value="-90.534872" calcext:value-type="float">
            <text:p>-90.534872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float" office:value="-511.386175" calcext:value-type="float">
            <text:p>-511.386175</text:p>
          </table:table-cell>
        </table:table-row>
        <table:table-row table:style-name="ro1">
          <table:table-cell office:value-type="string" calcext:value-type="string">
            <text:p>BeCl</text:p>
          </table:table-cell>
          <table:table-cell office:value-type="float" office:value="-474.817734" calcext:value-type="float">
            <text:p>-474.817734</text:p>
          </table:table-cell>
        </table:table-row>
        <table:table-row table:style-name="ro1">
          <table:table-cell office:value-type="string" calcext:value-type="string">
            <text:p>NH2-</text:p>
          </table:table-cell>
          <table:table-cell office:value-type="float" office:value="-55.876728" calcext:value-type="float">
            <text:p>-55.876728</text:p>
          </table:table-cell>
        </table:table-row>
        <table:table-row table:style-name="ro1">
          <table:table-cell office:value-type="string" calcext:value-type="string">
            <text:p>BeH2</text:p>
          </table:table-cell>
          <table:table-cell office:value-type="float" office:value="-15.884719" calcext:value-type="float">
            <text:p>-15.884719</text:p>
          </table:table-cell>
        </table:table-row>
        <table:table-row table:style-name="ro1">
          <table:table-cell office:value-type="string" calcext:value-type="string">
            <text:p>SiCl</text:p>
          </table:table-cell>
          <table:table-cell office:value-type="float" office:value="-749.412926" calcext:value-type="float">
            <text:p>-749.412926</text:p>
          </table:table-cell>
        </table:table-row>
        <table:table-row table:style-name="ro1">
          <table:table-cell office:value-type="string" calcext:value-type="string">
            <text:p>OH2+</text:p>
          </table:table-cell>
          <table:table-cell office:value-type="float" office:value="-75.934608" calcext:value-type="float">
            <text:p>-75.934608</text:p>
          </table:table-cell>
        </table:table-row>
        <table:table-row table:style-name="ro1">
          <table:table-cell office:value-type="string" calcext:value-type="string">
            <text:p>HO2</text:p>
          </table:table-cell>
          <table:table-cell office:value-type="float" office:value="-150.85684" calcext:value-type="float">
            <text:p>-150.85684</text:p>
          </table:table-cell>
        </table:table-row>
        <table:table-row table:style-name="ro1">
          <table:table-cell office:value-type="string" calcext:value-type="string">
            <text:p>OH2</text:p>
          </table:table-cell>
          <table:table-cell office:value-type="float" office:value="-76.397252" calcext:value-type="float">
            <text:p>-76.397252</text:p>
          </table:table-cell>
        </table:table-row>
        <table:table-row table:style-name="ro1">
          <table:table-cell office:value-type="string" calcext:value-type="string">
            <text:p>NaOH</text:p>
          </table:table-cell>
          <table:table-cell office:value-type="float" office:value="-237.953899" calcext:value-type="float">
            <text:p>-237.953899</text:p>
          </table:table-cell>
        </table:table-row>
        <table:table-row table:style-name="ro1">
          <table:table-cell office:value-type="string" calcext:value-type="string">
            <text:p>SiS</text:p>
          </table:table-cell>
          <table:table-cell office:value-type="float" office:value="-687.449281" calcext:value-type="float">
            <text:p>-687.449281</text:p>
          </table:table-cell>
        </table:table-row>
        <table:table-row table:style-name="ro1">
          <table:table-cell office:value-type="string" calcext:value-type="string">
            <text:p>Cl2+</text:p>
          </table:table-cell>
          <table:table-cell office:value-type="float" office:value="-919.697305" calcext:value-type="float">
            <text:p>-919.697305</text:p>
          </table:table-cell>
        </table:table-row>
        <table:table-row table:style-name="ro1">
          <table:table-cell office:value-type="string" calcext:value-type="string">
            <text:p>SiC</text:p>
          </table:table-cell>
          <table:table-cell office:value-type="float" office:value="-327.232121" calcext:value-type="float">
            <text:p>-327.232121</text:p>
          </table:table-cell>
        </table:table-row>
        <table:table-row table:style-name="ro1">
          <table:table-cell office:value-type="string" calcext:value-type="string">
            <text:p>LiCl</text:p>
          </table:table-cell>
          <table:table-cell office:value-type="float" office:value="-467.659272" calcext:value-type="float">
            <text:p>-467.659272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-188.535266" calcext:value-type="float">
            <text:p>-188.535266</text:p>
          </table:table-cell>
        </table:table-row>
        <table:table-row table:style-name="ro1">
          <table:table-cell office:value-type="string" calcext:value-type="string">
            <text:p>HPO</text:p>
          </table:table-cell>
          <table:table-cell office:value-type="float" office:value="-417.010434" calcext:value-type="float">
            <text:p>-417.010434</text:p>
          </table:table-cell>
        </table:table-row>
        <table:table-row table:style-name="ro1">
          <table:table-cell office:value-type="string" calcext:value-type="string">
            <text:p>HCP</text:p>
          </table:table-cell>
          <table:table-cell office:value-type="float" office:value="-379.860395" calcext:value-type="float">
            <text:p>-379.860395</text:p>
          </table:table-cell>
        </table:table-row>
        <table:table-row table:style-name="ro1">
          <table:table-cell office:value-type="string" calcext:value-type="string">
            <text:p>BH2</text:p>
          </table:table-cell>
          <table:table-cell office:value-type="float" office:value="-25.905857" calcext:value-type="float">
            <text:p>-25.905857</text:p>
          </table:table-cell>
        </table:table-row>
        <table:table-row table:style-name="ro1">
          <table:table-cell office:value-type="string" calcext:value-type="string">
            <text:p>AlCl</text:p>
          </table:table-cell>
          <table:table-cell office:value-type="float" office:value="-702.428976" calcext:value-type="float">
            <text:p>-702.428976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-39.124202" calcext:value-type="float">
            <text:p>-39.124202</text:p>
          </table:table-cell>
        </table:table-row>
        <table:table-row table:style-name="ro1">
          <table:table-cell office:value-type="string" calcext:value-type="string">
            <text:p>SiO2</text:p>
          </table:table-cell>
          <table:table-cell office:value-type="float" office:value="-439.79101" calcext:value-type="float">
            <text:p>-439.79101</text:p>
          </table:table-cell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-175.488973" calcext:value-type="float">
            <text:p>-175.488973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-343.980466" calcext:value-type="float">
            <text:p>-343.980466</text:p>
          </table:table-cell>
        </table:table-row>
        <table:table-row table:style-name="ro1">
          <table:table-cell office:value-type="string" calcext:value-type="string">
            <text:p><text:span text:style-name="T1">Si</text:span>O2</text:p>
          </table:table-cell>
          <table:table-cell office:value-type="float" office:value="-439.79101" calcext:value-type="float">
            <text:p>-439.79101</text:p>
          </table:table-cell>
        </table:table-row>
        <table:table-row table:style-name="ro1">
          <table:table-cell office:value-type="string" calcext:value-type="string">
            <text:p>CS2</text:p>
          </table:table-cell>
          <table:table-cell office:value-type="float" office:value="-834.235284" calcext:value-type="float">
            <text:p>-834.235284</text:p>
          </table:table-cell>
        </table:table-row>
        <table:table-row table:style-name="ro1">
          <table:table-cell office:value-type="string" calcext:value-type="string">
            <text:p>PH2+</text:p>
          </table:table-cell>
          <table:table-cell office:value-type="float" office:value="-342.007838" calcext:value-type="float">
            <text:p>-342.007838</text:p>
          </table:table-cell>
        </table:table-row>
        <table:table-row table:style-name="ro1">
          <table:table-cell office:value-type="string" calcext:value-type="string">
            <text:p>MgOH</text:p>
          </table:table-cell>
          <table:table-cell office:value-type="float" office:value="-275.739441" calcext:value-type="float">
            <text:p>-275.739441</text:p>
          </table:table-cell>
        </table:table-row>
        <table:table-row table:style-name="ro1">
          <table:table-cell office:value-type="string" calcext:value-type="string">
            <text:p>HOCl</text:p>
          </table:table-cell>
          <table:table-cell office:value-type="float" office:value="-535.810981" calcext:value-type="float">
            <text:p>-535.810981</text:p>
          </table:table-cell>
        </table:table-row>
        <table:table-row table:style-name="ro1">
          <table:table-cell office:value-type="string" calcext:value-type="string">
            <text:p>NH2</text:p>
          </table:table-cell>
          <table:table-cell office:value-type="float" office:value="-55.84843" calcext:value-type="float">
            <text:p>-55.84843</text:p>
          </table:table-cell>
        </table:table-row>
        <table:table-row table:style-name="ro1">
          <table:table-cell office:value-type="string" calcext:value-type="string">
            <text:p>MgCl</text:p>
          </table:table-cell>
          <table:table-cell office:value-type="float" office:value="-660.049767" calcext:value-type="float">
            <text:p>-660.049767</text:p>
          </table:table-cell>
        </table:table-row>
        <table:table-row table:style-name="ro1">
          <table:table-cell office:value-type="string" calcext:value-type="string">
            <text:p>NaO</text:p>
          </table:table-cell>
          <table:table-cell office:value-type="float" office:value="-237.264405" calcext:value-type="float">
            <text:p>-237.264405</text:p>
          </table:table-cell>
        </table:table-row>
        <table:table-row table:style-name="ro1">
          <table:table-cell office:value-type="string" calcext:value-type="string">
            <text:p>HBS</text:p>
          </table:table-cell>
          <table:table-cell office:value-type="float" office:value="-423.512893" calcext:value-type="float">
            <text:p>-423.512893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float" office:value="-364.584772" calcext:value-type="float">
            <text:p>-364.584772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float" office:value="-113.813608" calcext:value-type="float">
            <text:p>-113.813608</text:p>
          </table:table-cell>
        </table:table-row>
        <table:table-row table:style-name="ro1">
          <table:table-cell office:value-type="string" calcext:value-type="string">
            <text:p>AlF</text:p>
          </table:table-cell>
          <table:table-cell office:value-type="float" office:value="-342.184934" calcext:value-type="float">
            <text:p>-342.184934</text:p>
          </table:table-cell>
        </table:table-row>
        <table:table-row table:style-name="ro1">
          <table:table-cell office:value-type="string" calcext:value-type="string">
            <text:p>H2CO</text:p>
          </table:table-cell>
          <table:table-cell table:style-name="ce1" office:value-type="float" office:value="-114.453184" calcext:value-type="float">
            <text:p>-114.453184</text:p>
          </table:table-cell>
        </table:table-row>
        <table:table-row table:style-name="ro1">
          <table:table-cell office:value-type="string" calcext:value-type="string">
            <text:p>LiF</text:p>
          </table:table-cell>
          <table:table-cell office:value-type="float" office:value="-107.389207" calcext:value-type="float">
            <text:p>-107.389207</text:p>
          </table:table-cell>
        </table:table-row>
        <table:table-row table:style-name="ro1">
          <table:table-cell office:value-type="string" calcext:value-type="string">
            <text:p>Si-</text:p>
          </table:table-cell>
          <table:table-cell office:value-type="float" office:value="-289.286566" calcext:value-type="float">
            <text:p>-289.286566</text:p>
          </table:table-cell>
        </table:table-row>
        <table:table-row table:style-name="ro1">
          <table:table-cell office:value-type="string" calcext:value-type="string">
            <text:p>F-</text:p>
          </table:table-cell>
          <table:table-cell office:value-type="float" office:value="-99.833644" calcext:value-type="float">
            <text:p>-99.833644</text:p>
          </table:table-cell>
        </table:table-row>
        <table:table-row table:style-name="ro1">
          <table:table-cell office:value-type="string" calcext:value-type="string">
            <text:p>MgH</text:p>
          </table:table-cell>
          <table:table-cell office:value-type="float" office:value="-200.462995" calcext:value-type="float">
            <text:p>-200.462995</text:p>
          </table:table-cell>
        </table:table-row>
        <table:table-row table:style-name="ro1">
          <table:table-cell office:value-type="string" calcext:value-type="string">
            <text:p>CH3PH</text:p>
          </table:table-cell>
          <table:table-cell office:value-type="float" office:value="-381.90604" calcext:value-type="float">
            <text:p>-381.90604</text:p>
          </table:table-cell>
        </table:table-row>
        <table:table-row table:style-name="ro1">
          <table:table-cell office:value-type="string" calcext:value-type="string">
            <text:p>BeF</text:p>
          </table:table-cell>
          <table:table-cell office:value-type="float" office:value="-114.578279" calcext:value-type="float">
            <text:p>-114.578279</text:p>
          </table:table-cell>
        </table:table-row>
        <table:table-row table:style-name="ro1">
          <table:table-cell office:value-type="string" calcext:value-type="string">
            <text:p>O+</text:p>
          </table:table-cell>
          <table:table-cell office:value-type="float" office:value="-74.547309" calcext:value-type="float">
            <text:p>-74.54730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-527.400455" calcext:value-type="float">
            <text:p>-527.40045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-128.900987" calcext:value-type="float">
            <text:p>-128.900987</text:p>
          </table:table-cell>
        </table:table-row>
        <table:table-row table:style-name="ro1">
          <table:table-cell office:value-type="string" calcext:value-type="string">
            <text:p>HNO</text:p>
          </table:table-cell>
          <table:table-cell office:value-type="float" office:value="-130.31539" calcext:value-type="float">
            <text:p>-130.31539</text:p>
          </table:table-cell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-460.678719" calcext:value-type="float">
            <text:p>-460.678719</text:p>
          </table:table-cell>
        </table:table-row>
        <table:table-row table:style-name="ro1">
          <table:table-cell office:value-type="string" calcext:value-type="string">
            <text:p>F+</text:p>
          </table:table-cell>
          <table:table-cell office:value-type="float" office:value="-99.066113" calcext:value-type="float">
            <text:p>-99.066113</text:p>
          </table:table-cell>
        </table:table-row>
        <table:table-row table:style-name="ro1">
          <table:table-cell office:value-type="string" calcext:value-type="string">
            <text:p>P-</text:p>
          </table:table-cell>
          <table:table-cell office:value-type="float" office:value="-341.159857" calcext:value-type="float">
            <text:p>-341.159857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-398.614224" calcext:value-type="float">
            <text:p>-398.61422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-199.912041" calcext:value-type="float">
            <text:p>-199.912041</text:p>
          </table:table-cell>
        </table:table-row>
        <table:table-row table:style-name="ro1">
          <table:table-cell office:value-type="string" calcext:value-type="string">
            <text:p>NH-</text:p>
          </table:table-cell>
          <table:table-cell office:value-type="float" office:value="-55.213661" calcext:value-type="float">
            <text:p>-55.213661</text:p>
          </table:table-cell>
        </table:table-row>
        <table:table-row table:style-name="ro1">
          <table:table-cell office:value-type="string" calcext:value-type="string">
            <text:p>HCN</text:p>
          </table:table-cell>
          <table:table-cell office:value-type="float" office:value="-93.28489" calcext:value-type="float">
            <text:p>-93.28489</text:p>
          </table:table-cell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498.002718" calcext:value-type="float">
            <text:p>-498.00271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37.834168" calcext:value-type="float">
            <text:p>-37.834168</text:p>
          </table:table-cell>
        </table:table-row>
        <table:table-row table:style-name="ro1">
          <table:table-cell office:value-type="string" calcext:value-type="string">
            <text:p>He+</text:p>
          </table:table-cell>
          <table:table-cell office:value-type="float" office:value="-2.001389" calcext:value-type="float">
            <text:p>-2.001389</text:p>
          </table:table-cell>
        </table:table-row>
        <table:table-row table:style-name="ro1">
          <table:table-cell office:value-type="string" calcext:value-type="string">
            <text:p>Si+</text:p>
          </table:table-cell>
          <table:table-cell office:value-type="float" office:value="-288.937895" calcext:value-type="float">
            <text:p>-288.937895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-395.940316" calcext:value-type="float">
            <text:p>-395.940316</text:p>
          </table:table-cell>
        </table:table-row>
        <table:table-row table:style-name="ro1">
          <table:table-cell office:value-type="string" calcext:value-type="string">
            <text:p>MgO</text:p>
          </table:table-cell>
          <table:table-cell office:value-type="float" office:value="-275.051486" calcext:value-type="float">
            <text:p>-275.051486</text:p>
          </table:table-cell>
        </table:table-row>
        <table:table-row table:style-name="ro1">
          <table:table-cell office:value-type="string" calcext:value-type="string">
            <text:p>FH+</text:p>
          </table:table-cell>
          <table:table-cell office:value-type="float" office:value="-99.833292" calcext:value-type="float">
            <text:p>-99.833292</text:p>
          </table:table-cell>
        </table:table-row>
        <table:table-row table:style-name="ro1">
          <table:table-cell office:value-type="string" calcext:value-type="string">
            <text:p>H2CNH</text:p>
          </table:table-cell>
          <table:table-cell office:value-type="float" office:value="-94.46328" calcext:value-type="float">
            <text:p>-94.46328</text:p>
          </table:table-cell>
        </table:table-row>
        <table:table-row table:style-name="ro1">
          <table:table-cell office:value-type="string" calcext:value-type="string">
            <text:p>ClS</text:p>
          </table:table-cell>
          <table:table-cell office:value-type="float" office:value="-858.100161" calcext:value-type="float">
            <text:p>-858.100161</text:p>
          </table:table-cell>
        </table:table-row>
        <table:table-row table:style-name="ro1">
          <table:table-cell office:value-type="string" calcext:value-type="string">
            <text:p>Cl2-</text:p>
          </table:table-cell>
          <table:table-cell office:value-type="float" office:value="-920.206745" calcext:value-type="float">
            <text:p>-920.206745</text:p>
          </table:table-cell>
        </table:table-row>
        <table:table-row table:style-name="ro1">
          <table:table-cell office:value-type="string" calcext:value-type="string">
            <text:p>PH+</text:p>
          </table:table-cell>
          <table:table-cell office:value-type="float" office:value="-341.37367" calcext:value-type="float">
            <text:p>-341.37367</text:p>
          </table:table-cell>
        </table:table-row>
        <table:table-row table:style-name="ro1">
          <table:table-cell office:value-type="string" calcext:value-type="string">
            <text:p>Li-</text:p>
          </table:table-cell>
          <table:table-cell office:value-type="float" office:value="-7.490417" calcext:value-type="float">
            <text:p>-7.490417</text:p>
          </table:table-cell>
        </table:table-row>
        <table:table-row table:style-name="ro1">
          <table:table-cell office:value-type="string" calcext:value-type="string">
            <text:p>NaH</text:p>
          </table:table-cell>
          <table:table-cell office:value-type="float" office:value="-162.689996" calcext:value-type="float">
            <text:p>-162.689996</text:p>
          </table:table-cell>
        </table:table-row>
        <table:table-row table:style-name="ro1">
          <table:table-cell office:value-type="string" calcext:value-type="string">
            <text:p>ClP</text:p>
          </table:table-cell>
          <table:table-cell office:value-type="float" office:value="-801.270035" calcext:value-type="float">
            <text:p>-801.27003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-242.221069" calcext:value-type="float">
            <text:p>-242.221069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-37.42183" calcext:value-type="float">
            <text:p>-37.42183</text:p>
          </table:table-cell>
        </table:table-row>
        <table:table-row table:style-name="ro1">
          <table:table-cell office:value-type="string" calcext:value-type="string">
            <text:p>NaF</text:p>
          </table:table-cell>
          <table:table-cell office:value-type="float" office:value="-262.003471" calcext:value-type="float">
            <text:p>-262.003471</text:p>
          </table:table-cell>
        </table:table-row>
        <table:table-row table:style-name="ro1">
          <table:table-cell office:value-type="string" calcext:value-type="string">
            <text:p>P2+</text:p>
          </table:table-cell>
          <table:table-cell office:value-type="float" office:value="-682.056378" calcext:value-type="float">
            <text:p>-682.056378</text:p>
          </table:table-cell>
        </table:table-row>
        <table:table-row table:style-name="ro1">
          <table:table-cell office:value-type="string" calcext:value-type="string">
            <text:p>ClH2+</text:p>
          </table:table-cell>
          <table:table-cell office:value-type="float" office:value="-460.55213" calcext:value-type="float">
            <text:p>-460.55213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-378.7984" calcext:value-type="float">
            <text:p>-378.798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-75.045501" calcext:value-type="float">
            <text:p>-75.045501</text:p>
          </table:table-cell>
        </table:table-row>
        <table:table-row table:style-name="ro1">
          <table:table-cell office:value-type="string" calcext:value-type="string">
            <text:p>Ar+</text:p>
          </table:table-cell>
          <table:table-cell office:value-type="float" office:value="-526.822776" calcext:value-type="float">
            <text:p>-526.822776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-2.904913" calcext:value-type="float">
            <text:p>-2.904913</text:p>
          </table:table-cell>
        </table:table-row>
        <table:table-row table:style-name="ro1">
          <table:table-cell office:value-type="string" calcext:value-type="string">
            <text:p>O-</text:p>
          </table:table-cell>
          <table:table-cell office:value-type="float" office:value="-75.098472" calcext:value-type="float">
            <text:p>-75.09847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-796.120071" calcext:value-type="float">
            <text:p>-796.120071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-24.655705" calcext:value-type="float">
            <text:p>-24.65570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397.980179" calcext:value-type="float">
            <text:p>-397.980179</text:p>
          </table:table-cell>
        </table:table-row>
        <table:table-row table:style-name="ro1">
          <table:table-cell office:value-type="string" calcext:value-type="string">
            <text:p>Ne+</text:p>
          </table:table-cell>
          <table:table-cell office:value-type="float" office:value="-128.108674" calcext:value-type="float">
            <text:p>-128.108674</text:p>
          </table:table-cell>
        </table:table-row>
        <table:table-row table:style-name="ro1">
          <table:table-cell office:value-type="string" calcext:value-type="string">
            <text:p>ClF</text:p>
          </table:table-cell>
          <table:table-cell office:value-type="float" office:value="-559.816367" calcext:value-type="float">
            <text:p>-559.816367</text:p>
          </table:table-cell>
        </table:table-row>
        <table:table-row table:style-name="ro1">
          <table:table-cell office:value-type="string" calcext:value-type="string">
            <text:p>CH-</text:p>
          </table:table-cell>
          <table:table-cell office:value-type="float" office:value="-38.475767" calcext:value-type="float">
            <text:p>-38.4757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-99.704982" calcext:value-type="float">
            <text:p>-99.704982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-452.734351" calcext:value-type="float">
            <text:p>-452.73435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-460.015052" calcext:value-type="float">
            <text:p>-460.015052</text:p>
          </table:table-cell>
        </table:table-row>
        <table:table-row table:style-name="ro1">
          <table:table-cell office:value-type="string" calcext:value-type="string">
            <text:p>P+</text:p>
          </table:table-cell>
          <table:table-cell office:value-type="float" office:value="-340.749622" calcext:value-type="float">
            <text:p>-340.74962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341.134622" calcext:value-type="float">
            <text:p>-341.134622</text:p>
          </table:table-cell>
        </table:table-row>
        <table:table-row table:style-name="ro1">
          <table:table-cell office:value-type="string" calcext:value-type="string">
            <text:p>S+</text:p>
          </table:table-cell>
          <table:table-cell office:value-type="float" office:value="-397.528775" calcext:value-type="float">
            <text:p>-397.528775</text:p>
          </table:table-cell>
        </table:table-row>
        <table:table-row table:style-name="ro1">
          <table:table-cell office:value-type="string" calcext:value-type="string">
            <text:p>Li+</text:p>
          </table:table-cell>
          <table:table-cell office:value-type="float" office:value="-7.267614" calcext:value-type="float">
            <text:p>-7.267614</text:p>
          </table:table-cell>
        </table:table-row>
        <table:table-row table:style-name="ro1">
          <table:table-cell office:value-type="string" calcext:value-type="string">
            <text:p>Cl-</text:p>
          </table:table-cell>
          <table:table-cell office:value-type="float" office:value="-460.14671" calcext:value-type="float">
            <text:p>-460.14671</text:p>
          </table:table-cell>
        </table:table-row>
        <table:table-row table:style-name="ro1">
          <table:table-cell office:value-type="string" calcext:value-type="string">
            <text:p>Mg+</text:p>
          </table:table-cell>
          <table:table-cell office:value-type="float" office:value="-199.630068" calcext:value-type="float">
            <text:p>-199.630068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-7.466364" calcext:value-type="float">
            <text:p>-7.466364</text:p>
          </table:table-cell>
        </table:table-row>
        <table:table-row table:style-name="ro1">
          <table:table-cell office:value-type="string" calcext:value-type="string">
            <text:p>Na+</text:p>
          </table:table-cell>
          <table:table-cell office:value-type="float" office:value="-161.928902" calcext:value-type="float">
            <text:p>-161.928902</text:p>
          </table:table-cell>
        </table:table-row>
        <table:table-row table:style-name="ro1">
          <table:table-cell office:value-type="string" calcext:value-type="string">
            <text:p>ClB</text:p>
          </table:table-cell>
          <table:table-cell office:value-type="float" office:value="-484.855806" calcext:value-type="float">
            <text:p>-484.855806</text:p>
          </table:table-cell>
        </table:table-row>
        <table:table-row table:style-name="ro1">
          <table:table-cell office:value-type="string" calcext:value-type="string">
            <text:p>C2H4</text:p>
          </table:table-cell>
          <table:table-cell office:value-type="float" office:value="-78.41593" calcext:value-type="float">
            <text:p>-78.41593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-739.2787" calcext:value-type="float">
            <text:p>-739.2787</text:p>
          </table:table-cell>
        </table:table-row>
        <table:table-row table:style-name="ro1">
          <table:table-cell office:value-type="string" calcext:value-type="string">
            <text:p>ClH+</text:p>
          </table:table-cell>
          <table:table-cell office:value-type="float" office:value="-460.210837" calcext:value-type="float">
            <text:p>-460.210837</text:p>
          </table:table-cell>
        </table:table-row>
        <table:table-row table:style-name="ro1">
          <table:table-cell office:value-type="string" calcext:value-type="string">
            <text:p>ClF+</text:p>
          </table:table-cell>
          <table:table-cell office:value-type="float" office:value="-559.350751" calcext:value-type="float">
            <text:p>-559.35075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-14.657651" calcext:value-type="float">
            <text:p>-14.657651</text:p>
          </table:table-cell>
        </table:table-row>
        <table:table-row table:style-name="ro1">
          <table:table-cell office:value-type="string" calcext:value-type="string">
            <text:p>HOOH</text:p>
          </table:table-cell>
          <table:table-cell office:value-type="float" office:value="-151.36578" calcext:value-type="float">
            <text:p>-151.36578</text:p>
          </table:table-cell>
        </table:table-row>
        <table:table-row table:style-name="ro1">
          <table:table-cell office:value-type="string" calcext:value-type="string">
            <text:p>C2H</text:p>
          </table:table-cell>
          <table:table-cell office:value-type="float" office:value="-76.581099" calcext:value-type="float">
            <text:p>-76.581099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-341.74745" calcext:value-type="float">
            <text:p>-341.74745</text:p>
          </table:table-cell>
        </table:table-row>
        <table:table-row table:style-name="ro1">
          <table:table-cell office:value-type="string" calcext:value-type="string">
            <text:p>SH+</text:p>
          </table:table-cell>
          <table:table-cell office:value-type="float" office:value="-398.233281" calcext:value-type="float">
            <text:p>-398.23328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-54.573666" calcext:value-type="float">
            <text:p>-54.573666</text:p>
          </table:table-cell>
        </table:table-row>
        <table:table-row table:style-name="ro1">
          <table:table-cell office:value-type="string" calcext:value-type="string">
            <text:p>O2Cl</text:p>
          </table:table-cell>
          <table:table-cell office:value-type="float" office:value="-609.83229" calcext:value-type="float">
            <text:p>-609.83229</text:p>
          </table:table-cell>
        </table:table-row>
        <table:table-row table:style-name="ro1">
          <table:table-cell office:value-type="string" calcext:value-type="string">
            <text:p>S-</text:p>
          </table:table-cell>
          <table:table-cell office:value-type="float" office:value="-398.055132" calcext:value-type="float">
            <text:p>-398.05513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-289.23704" calcext:value-type="float">
            <text:p>-289.23704</text:p>
          </table:table-cell>
        </table:table-row>
        <table:table-row table:style-name="ro1">
          <table:table-cell office:value-type="string" calcext:value-type="string">
            <text:p>C2H2</text:p>
          </table:table-cell>
          <table:table-cell office:value-type="float" office:value="-77.18574" calcext:value-type="float">
            <text:p>-77.18574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-412.758976" calcext:value-type="float">
            <text:p>-412.758976</text:p>
          </table:table-cell>
        </table:table-row>
        <table:table-row table:style-name="ro1">
          <table:table-cell office:value-type="string" calcext:value-type="string">
            <text:p>Cl+</text:p>
          </table:table-cell>
          <table:table-cell office:value-type="float" office:value="-459.540261" calcext:value-type="float">
            <text:p>-459.540261</text:p>
          </table:table-cell>
        </table:table-row>
        <table:table-row table:style-name="ro1">
          <table:table-cell office:value-type="string" calcext:value-type="string">
            <text:p>SH-</text:p>
          </table:table-cell>
          <table:table-cell office:value-type="float" office:value="-398.698339" calcext:value-type="float">
            <text:p>-398.698339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-473.222077" calcext:value-type="float">
            <text:p>-473.222077</text:p>
          </table:table-cell>
        </table:table-row>
        <table:table-row table:style-name="ro1">
          <table:table-cell office:value-type="string" calcext:value-type="string">
            <text:p>Be+</text:p>
          </table:table-cell>
          <table:table-cell office:value-type="float" office:value="-14.313779" calcext:value-type="float">
            <text:p>-14.313779</text:p>
          </table:table-cell>
        </table:table-row>
        <table:table-row table:style-name="ro1">
          <table:table-cell office:value-type="string" calcext:value-type="string">
            <text:p>Al+</text:p>
          </table:table-cell>
          <table:table-cell office:value-type="float" office:value="-242.001346" calcext:value-type="float">
            <text:p>-242.001346</text:p>
          </table:table-cell>
        </table:table-row>
        <table:table-row table:style-name="ro1">
          <table:table-cell office:value-type="string" calcext:value-type="string">
            <text:p>MgS</text:p>
          </table:table-cell>
          <table:table-cell office:value-type="float" office:value="-597.975764" calcext:value-type="float">
            <text:p>-597.975764</text:p>
          </table:table-cell>
        </table:table-row>
        <table:table-row table:style-name="ro1">
          <table:table-cell office:value-type="string" calcext:value-type="string">
            <text:p>ClO</text:p>
          </table:table-cell>
          <table:table-cell office:value-type="float" office:value="-535.159126" calcext:value-type="float">
            <text:p>-535.159126</text:p>
          </table:table-cell>
        </table:table-row>
        <table:table-row table:style-name="ro1">
          <table:table-cell office:value-type="string" calcext:value-type="string">
            <text:p>N+</text:p>
          </table:table-cell>
          <table:table-cell office:value-type="float" office:value="-54.040646" calcext:value-type="float">
            <text:p>-54.040646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-162.117879" calcext:value-type="float">
            <text:p>-162.117879</text:p>
          </table:table-cell>
        </table:table-row>
        <table:table-row table:style-name="ro1">
          <table:table-cell office:value-type="string" calcext:value-type="string">
            <text:p>Al-</text:p>
          </table:table-cell>
          <table:table-cell office:value-type="float" office:value="-242.235929" calcext:value-type="float">
            <text:p>-242.235929</text:p>
          </table:table-cell>
        </table:table-row>
        <table:table-row table:style-name="ro1">
          <table:table-cell office:value-type="string" calcext:value-type="string">
            <text:p>SiH2</text:p>
          </table:table-cell>
          <table:table-cell office:value-type="float" office:value="-290.473049" calcext:value-type="float">
            <text:p>-290.473049</text:p>
          </table:table-cell>
        </table:table-row>
        <table:table-row table:style-name="ro1">
          <table:table-cell office:value-type="string" calcext:value-type="string">
            <text:p>H3CCH3</text:p>
          </table:table-cell>
          <table:table-cell office:value-type="float" office:value="-79.738112" calcext:value-type="float">
            <text:p>-79.738112</text:p>
          </table:table-cell>
        </table:table-row>
        <table:table-row table:style-name="ro1">
          <table:table-cell office:value-type="string" calcext:value-type="string">
            <text:p>N2+</text:p>
          </table:table-cell>
          <table:table-cell office:value-type="float" office:value="-108.933823" calcext:value-type="float">
            <text:p>-108.933823</text:p>
          </table:table-cell>
        </table:table-row>
        <table:table-row table:style-name="ro1">
          <table:table-cell office:value-type="string" calcext:value-type="string">
            <text:p>LiH</text:p>
          </table:table-cell>
          <table:table-cell office:value-type="float" office:value="-8.057769" calcext:value-type="float">
            <text:p>-8.057769</text:p>
          </table:table-cell>
        </table:table-row>
        <table:table-row table:style-name="ro1">
          <table:table-cell office:value-type="string" calcext:value-type="string">
            <text:p>SiH3F</text:p>
          </table:table-cell>
          <table:table-cell office:value-type="float" office:value="-391.025059" calcext:value-type="float">
            <text:p>-391.025059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-137.748145" calcext:value-type="float">
            <text:p>-137.748145</text:p>
          </table:table-cell>
        </table:table-row>
        <table:table-row table:style-name="ro1">
          <table:table-cell office:value-type="string" calcext:value-type="string">
            <text:p>SiH3+</text:p>
          </table:table-cell>
          <table:table-cell office:value-type="float" office:value="-290.781214" calcext:value-type="float">
            <text:p>-290.781214</text:p>
          </table:table-cell>
        </table:table-row>
        <table:table-row table:style-name="ro1">
          <table:table-cell office:value-type="string" calcext:value-type="string">
            <text:p>AlH3</text:p>
          </table:table-cell>
          <table:table-cell office:value-type="float" office:value="-244.045366" calcext:value-type="float">
            <text:p>-244.045366</text:p>
          </table:table-cell>
        </table:table-row>
        <table:table-row table:style-name="ro1">
          <table:table-cell office:value-type="string" calcext:value-type="string">
            <text:p>PO-</text:p>
          </table:table-cell>
          <table:table-cell office:value-type="float" office:value="-416.446098" calcext:value-type="float">
            <text:p>-416.446098</text:p>
          </table:table-cell>
        </table:table-row>
        <table:table-row table:style-name="ro1">
          <table:table-cell office:value-type="string" calcext:value-type="string">
            <text:p>CH2S</text:p>
          </table:table-cell>
          <table:table-cell office:value-type="float" office:value="-437.312453" calcext:value-type="float">
            <text:p>-437.312453</text:p>
          </table:table-cell>
        </table:table-row>
        <table:table-row table:style-name="ro1">
          <table:table-cell office:value-type="string" calcext:value-type="string">
            <text:p>C2H3</text:p>
          </table:table-cell>
          <table:table-cell office:value-type="float" office:value="-77.847664" calcext:value-type="float">
            <text:p>-77.84766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-436.086334" calcext:value-type="float">
            <text:p>-436.086334</text:p>
          </table:table-cell>
        </table:table-row>
        <table:table-row table:style-name="ro1">
          <table:table-cell office:value-type="string" calcext:value-type="string">
            <text:p>Cl2</text:p>
          </table:table-cell>
          <table:table-cell office:value-type="float" office:value="-920.120306" calcext:value-type="float">
            <text:p>-920.120306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-199.467604" calcext:value-type="float">
            <text:p>-199.467604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-395.940316" calcext:value-type="float">
            <text:p>-395.940316</text:p>
          </table:table-cell>
        </table:table-row>
        <table:table-row table:style-name="ro1">
          <table:table-cell office:value-type="string" calcext:value-type="string">
            <text:p>H2CPH</text:p>
          </table:table-cell>
          <table:table-cell office:value-type="float" office:value="-381.062859" calcext:value-type="float">
            <text:p>-381.062859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-342.998431" calcext:value-type="float">
            <text:p>-342.998431</text:p>
          </table:table-cell>
        </table:table-row>
        <table:table-row table:style-name="ro1">
          <table:table-cell office:value-type="string" calcext:value-type="string">
            <text:p>CH3-</text:p>
          </table:table-cell>
          <table:table-cell office:value-type="float" office:value="-39.799447" calcext:value-type="float">
            <text:p>-39.799447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-100.422354" calcext:value-type="float">
            <text:p>-100.422354</text:p>
          </table:table-cell>
        </table:table-row>
        <table:table-row table:style-name="ro1">
          <table:table-cell office:value-type="string" calcext:value-type="string">
            <text:p>LiO</text:p>
          </table:table-cell>
          <table:table-cell office:value-type="float" office:value="-82.6455" calcext:value-type="float">
            <text:p>-82.6455</text:p>
          </table:table-cell>
        </table:table-row>
        <table:table-row table:style-name="ro1">
          <table:table-cell office:value-type="string" calcext:value-type="string">
            <text:p>SiH3Cl</text:p>
          </table:table-cell>
          <table:table-cell office:value-type="float" office:value="-751.267178" calcext:value-type="float">
            <text:p>-751.267178</text:p>
          </table:table-cell>
        </table:table-row>
        <table:table-row table:style-name="ro1">
          <table:table-cell office:value-type="string" calcext:value-type="string">
            <text:p>OH+</text:p>
          </table:table-cell>
          <table:table-cell office:value-type="float" office:value="-75.233282" calcext:value-type="float">
            <text:p>-75.233282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float" office:value="-115.651771" calcext:value-type="float">
            <text:p>-115.651771</text:p>
          </table:table-cell>
        </table:table-row>
        <table:table-row table:style-name="ro1">
          <table:table-cell office:value-type="string" calcext:value-type="string">
            <text:p>PH4+</text:p>
          </table:table-cell>
          <table:table-cell office:value-type="float" office:value="-343.293717" calcext:value-type="float">
            <text:p>-343.29371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-452.734351" calcext:value-type="float">
            <text:p>-452.734351</text:p>
          </table:table-cell>
        </table:table-row>
        <table:table-row table:style-name="ro1">
          <table:table-cell office:value-type="string" calcext:value-type="string">
            <text:p>S2+</text:p>
          </table:table-cell>
          <table:table-cell office:value-type="float" office:value="-795.776744" calcext:value-type="float">
            <text:p>-795.776744</text:p>
          </table:table-cell>
        </table:table-row>
        <table:table-row table:style-name="ro1">
          <table:table-cell office:value-type="string" calcext:value-type="string">
            <text:p>SiH3-</text:p>
          </table:table-cell>
          <table:table-cell office:value-type="float" office:value="-291.133249" calcext:value-type="float">
            <text:p>-291.133249</text:p>
          </table:table-cell>
        </table:table-row>
        <table:table-row table:style-name="ro1">
          <table:table-cell office:value-type="string" calcext:value-type="string">
            <text:p>PH2-</text:p>
          </table:table-cell>
          <table:table-cell office:value-type="float" office:value="-342.414439" calcext:value-type="float">
            <text:p>-342.414439</text:p>
          </table:table-cell>
        </table:table-row>
        <table:table-row table:style-name="ro1">
          <table:table-cell office:value-type="string" calcext:value-type="string">
            <text:p>SiH4+</text:p>
          </table:table-cell>
          <table:table-cell office:value-type="float" office:value="-291.3088" calcext:value-type="float">
            <text:p>-291.3088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-109.506506" calcext:value-type="float">
            <text:p>-109.506506</text:p>
          </table:table-cell>
        </table:table-row>
        <table:table-row table:style-name="ro1">
          <table:table-cell office:value-type="string" calcext:value-type="string">
            <text:p>SiH3Cl</text:p>
          </table:table-cell>
          <table:table-cell office:value-type="float" office:value="-751.267178" calcext:value-type="float">
            <text:p>-751.267178</text:p>
          </table:table-cell>
        </table:table-row>
        <table:table-row table:style-name="ro1">
          <table:table-cell office:value-type="string" calcext:value-type="string">
            <text:p>HPO</text:p>
          </table:table-cell>
          <table:table-cell office:value-type="float" office:value="-417.010434" calcext:value-type="float">
            <text:p>-417.010434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float" office:value="-56.517619" calcext:value-type="float">
            <text:p>-56.517619</text:p>
          </table:table-cell>
        </table:table-row>
        <table:table-row table:style-name="ro1">
          <table:table-cell office:value-type="string" calcext:value-type="string">
            <text:p>OH-</text:p>
          </table:table-cell>
          <table:table-cell office:value-type="float" office:value="-75.778352" calcext:value-type="float">
            <text:p>-75.778352</text:p>
          </table:table-cell>
        </table:table-row>
        <table:table-row table:style-name="ro1">
          <table:table-cell office:value-type="string" calcext:value-type="string">
            <text:p>SiCl</text:p>
          </table:table-cell>
          <table:table-cell office:value-type="float" office:value="-749.412926" calcext:value-type="float">
            <text:p>-749.412926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-39.799954" calcext:value-type="float">
            <text:p>-39.799954</text:p>
          </table:table-cell>
        </table:table-row>
        <table:table-row table:style-name="ro1">
          <table:table-cell office:value-type="string" calcext:value-type="string">
            <text:p>H3CNH2</text:p>
          </table:table-cell>
          <table:table-cell office:value-type="float" office:value="-95.778281" calcext:value-type="float">
            <text:p>-95.77828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-129.858597" calcext:value-type="float">
            <text:p>-129.858597</text:p>
          </table:table-cell>
        </table:table-row>
        <table:table-row table:style-name="ro1">
          <table:table-cell office:value-type="string" calcext:value-type="string">
            <text:p>O2+</text:p>
          </table:table-cell>
          <table:table-cell office:value-type="float" office:value="-149.836917" calcext:value-type="float">
            <text:p>-149.836917</text:p>
          </table:table-cell>
        </table:table-row>
        <table:table-row table:style-name="ro1">
          <table:table-cell office:value-type="string" calcext:value-type="string">
            <text:p>BeO</text:p>
          </table:table-cell>
          <table:table-cell office:value-type="float" office:value="-89.867721" calcext:value-type="float">
            <text:p>-89.867721</text:p>
          </table:table-cell>
        </table:table-row>
        <table:table-row table:style-name="ro1">
          <table:table-cell office:value-type="string" calcext:value-type="string">
            <text:p>S2H2</text:p>
          </table:table-cell>
          <table:table-cell office:value-type="float" office:value="-797.327604" calcext:value-type="float">
            <text:p>-797.327604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-497.817895" calcext:value-type="float">
            <text:p>-497.817895</text:p>
          </table:table-cell>
        </table:table-row>
        <table:table-row table:style-name="ro1">
          <table:table-cell office:value-type="string" calcext:value-type="string">
            <text:p>NO-</text:p>
          </table:table-cell>
          <table:table-cell office:value-type="float" office:value="-129.858314" calcext:value-type="float">
            <text:p>-129.858314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office:value-type="float" office:value="-438.529302" calcext:value-type="float">
            <text:p>-438.529302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-62.045733" calcext:value-type="float">
            <text:p>-62.045733</text:p>
          </table:table-cell>
        </table:table-row>
        <table:table-row table:style-name="ro1">
          <table:table-cell office:value-type="string" calcext:value-type="string">
            <text:p>NH3+</text:p>
          </table:table-cell>
          <table:table-cell office:value-type="float" office:value="-56.144144" calcext:value-type="float">
            <text:p>-56.144144</text:p>
          </table:table-cell>
        </table:table-row>
        <table:table-row table:style-name="ro1">
          <table:table-cell office:value-type="string" calcext:value-type="string">
            <text:p>OH3+</text:p>
          </table:table-cell>
          <table:table-cell office:value-type="float" office:value="-76.658286" calcext:value-type="float">
            <text:p>-76.658286</text:p>
          </table:table-cell>
        </table:table-row>
        <table:table-row table:style-name="ro1">
          <table:table-cell office:value-type="string" calcext:value-type="string">
            <text:p>SC+</text:p>
          </table:table-cell>
          <table:table-cell office:value-type="float" office:value="-435.667171" calcext:value-type="float">
            <text:p>-435.667171</text:p>
          </table:table-cell>
        </table:table-row>
        <table:table-row table:style-name="ro1">
          <table:table-cell office:value-type="string" calcext:value-type="string">
            <text:p>H2PPH2</text:p>
          </table:table-cell>
          <table:table-cell office:value-type="float" office:value="-684.825616" calcext:value-type="float">
            <text:p>-684.825616</text:p>
          </table:table-cell>
        </table:table-row>
        <table:table-row table:style-name="ro1">
          <table:table-cell office:value-type="string" calcext:value-type="string">
            <text:p>CH2-</text:p>
          </table:table-cell>
          <table:table-cell office:value-type="float" office:value="-39.147567" calcext:value-type="float">
            <text:p>-39.147567</text:p>
          </table:table-cell>
        </table:table-row>
        <table:table-row table:style-name="ro1">
          <table:table-cell office:value-type="string" calcext:value-type="string">
            <text:p>SiH</text:p>
          </table:table-cell>
          <table:table-cell office:value-type="float" office:value="-289.85139" calcext:value-type="float">
            <text:p>-289.85139</text:p>
          </table:table-cell>
        </table:table-row>
        <table:table-row table:style-name="ro1">
          <table:table-cell office:value-type="string" calcext:value-type="string">
            <text:p>SiF</text:p>
          </table:table-cell>
          <table:table-cell office:value-type="float" office:value="-389.166639" calcext:value-type="float">
            <text:p>-389.166639</text:p>
          </table:table-cell>
        </table:table-row>
        <table:table-row table:style-name="ro1">
          <table:table-cell office:value-type="string" calcext:value-type="string">
            <text:p>SH2</text:p>
          </table:table-cell>
          <table:table-cell office:value-type="float" office:value="-399.258476" calcext:value-type="float">
            <text:p>-399.258476</text:p>
          </table:table-cell>
        </table:table-row>
        <table:table-row table:style-name="ro1">
          <table:table-cell office:value-type="string" calcext:value-type="string">
            <text:p>LiOH</text:p>
          </table:table-cell>
          <table:table-cell office:value-type="float" office:value="-83.339478" calcext:value-type="float">
            <text:p>-83.339478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office:value-type="float" office:value="-548.473997" calcext:value-type="float">
            <text:p>-548.473997</text:p>
          </table:table-cell>
        </table:table-row>
        <table:table-row table:style-name="ro1">
          <table:table-cell office:value-type="string" calcext:value-type="string">
            <text:p>HCF</text:p>
          </table:table-cell>
          <table:table-cell office:value-type="float" office:value="-138.367508" calcext:value-type="float">
            <text:p>-138.367508</text:p>
          </table:table-cell>
        </table:table-row>
        <table:table-row table:style-name="ro1">
          <table:table-cell office:value-type="string" calcext:value-type="string">
            <text:p>AlH</text:p>
          </table:table-cell>
          <table:table-cell office:value-type="float" office:value="-242.836819" calcext:value-type="float">
            <text:p>-242.83681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-0.50142" calcext:value-type="float">
            <text:p>-0.50142</text:p>
          </table:table-cell>
        </table:table-row>
        <table:table-row table:style-name="ro1">
          <table:table-cell office:value-type="string" calcext:value-type="string">
            <text:p>Li2</text:p>
          </table:table-cell>
          <table:table-cell office:value-type="float" office:value="-14.970319" calcext:value-type="float">
            <text:p>-14.970319</text:p>
          </table:table-cell>
        </table:table-row>
        <table:table-row table:style-name="ro1">
          <table:table-cell office:value-type="string" calcext:value-type="string">
            <text:p>MgF</text:p>
          </table:table-cell>
          <table:table-cell office:value-type="float" office:value="-299.786807" calcext:value-type="float">
            <text:p>-299.78680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4.64665" calcext:value-type="float">
            <text:p>-24.64665</text:p>
          </table:table-cell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-24.343228" calcext:value-type="float">
            <text:p>-24.343228</text:p>
          </table:table-cell>
        </table:table-row>
        <table:table-row table:style-name="ro1">
          <table:table-cell office:value-type="string" calcext:value-type="string">
            <text:p>C-</text:p>
          </table:table-cell>
          <table:table-cell office:value-type="float" office:value="-37.83932" calcext:value-type="float">
            <text:p>-37.83932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-416.409448" calcext:value-type="float">
            <text:p>-416.409448</text:p>
          </table:table-cell>
        </table:table-row>
        <table:table-row table:style-name="ro1">
          <table:table-cell office:value-type="string" calcext:value-type="string">
            <text:p>Na-</text:p>
          </table:table-cell>
          <table:table-cell office:value-type="float" office:value="-162.138233" calcext:value-type="float">
            <text:p>-162.138233</text:p>
          </table:table-cell>
        </table:table-row>
        <table:table-row table:style-name="ro1">
          <table:table-cell office:value-type="string" calcext:value-type="string">
            <text:p>SiH3</text:p>
          </table:table-cell>
          <table:table-cell office:value-type="float" office:value="-291.08103" calcext:value-type="float">
            <text:p>-291.08103</text:p>
          </table:table-cell>
        </table:table-row>
        <table:table-row table:style-name="ro1">
          <table:table-cell office:value-type="string" calcext:value-type="string">
            <text:p>CH3Cl</text:p>
          </table:table-cell>
          <table:table-cell office:value-type="float" office:value="-499.944816" calcext:value-type="float">
            <text:p>-499.944816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office:value-type="float" office:value="-438.529302" calcext:value-type="float">
            <text:p>-438.529302</text:p>
          </table:table-cell>
        </table:table-row>
        <table:table-row table:style-name="ro1">
          <table:table-cell office:value-type="string" calcext:value-type="string">
            <text:p>C2H5</text:p>
          </table:table-cell>
          <table:table-cell office:value-type="float" office:value="-79.079086" calcext:value-type="float">
            <text:p>-79.07908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-150.278656" calcext:value-type="float">
            <text:p>-150.278656</text:p>
          </table:table-cell>
        </table:table-row>
        <table:table-row table:style-name="ro1">
          <table:table-cell office:value-type="string" calcext:value-type="string">
            <text:p>S2H2</text:p>
          </table:table-cell>
          <table:table-cell office:value-type="float" office:value="-797.327604" calcext:value-type="float">
            <text:p>-797.327604</text:p>
          </table:table-cell>
        </table:table-row>
        <table:table-row table:style-name="ro1">
          <table:table-cell office:value-type="string" calcext:value-type="string">
            <text:p>O2-</text:p>
          </table:table-cell>
          <table:table-cell office:value-type="float" office:value="-150.278656" calcext:value-type="float">
            <text:p>-150.27865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-441.010499" calcext:value-type="float">
            <text:p>-441.010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00-00-00</text:date>, <text:time style:data-style-name="N2" text:time-value="21:19:27.445332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5:17:31.287771951</meta:creation-date>
    <meta:generator>LibreOffice/6.4.7.2$Linux_X86_64 LibreOffice_project/40$Build-2</meta:generator>
    <dc:date>2021-07-04T21:34:31.900039095</dc:date>
    <meta:editing-duration>P1DT18H58M43S</meta:editing-duration>
    <meta:editing-cycles>14</meta:editing-cycles>
    <meta:document-statistic meta:table-count="1" meta:cell-count="484" meta:object-count="0"/>
  </office:meta>
</office:document-meta>
</file>